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05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123.85pt"/>
    </style:style>
    <style:style style:name="co6" style:family="table-column">
      <style:table-column-properties fo:break-before="auto" style:column-width="296.11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361.16pt"/>
    </style:style>
    <style:style style:name="co9" style:family="table-column">
      <style:table-column-properties fo:break-before="auto" style:column-width="69.85pt"/>
    </style:style>
    <style:style style:name="co10" style:family="table-column">
      <style:table-column-properties fo:break-before="auto" style:column-width="73.84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7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CEAQL (Collaboratively Engineered Air Quality Lamp) PCB BOM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Internal Part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Manuf. Part Number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Ordered</text:p>
          </table:table-cell>
          <table:table-cell table:style-name="ce2" office:value-type="string" calcext:value-type="string">
            <text:p>Notes</text:p>
          </table:table-cell>
          <table:table-cell table:style-name="ce8" office:value-type="string" calcext:value-type="string">
            <text:p>Price for One</text:p>
          </table:table-cell>
          <table:table-cell table:style-name="ce8" office:value-type="string" calcext:value-type="string">
            <text:p>Price for Five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HW-001</text:p>
          </table:table-cell>
          <table:table-cell table:style-name="ce9" office:value-type="string" calcext:value-type="string">
            <text:p>Honeywell PM2.5 Sensor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HPMA115S0-XXX</text:p>
          </table:table-cell>
          <table:table-cell table:style-name="ce18" office:value-type="string" calcext:value-type="string">
            <text:p><text:a xlink:href="https://www.mouser.com/ProductDetail/785-HPMA115SO-XXX" xlink:type="simple">https://www.mouser.com/ProductDetail/785-HPMA115SO-XXX</text:a></text:p>
          </table:table-cell>
          <table:table-cell table:style-name="ce9" table:formula="of:=FALSE()" office:value-type="float" office:value="0" calcext:value-type="float">
            <text:p>0</text:p>
          </table:table-cell>
          <table:table-cell table:style-name="ce21"/>
          <table:table-cell table:style-name="ce27" office:value-type="float" office:value="32.96" calcext:value-type="float">
            <text:p>$32.96</text:p>
          </table:table-cell>
          <table:table-cell table:style-name="ce30" table:formula="of:=27.86*5" office:value-type="float" office:value="139.3" calcext:value-type="float">
            <text:p>$139.30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W-002</text:p>
          </table:table-cell>
          <table:table-cell table:style-name="ce10" office:value-type="string" calcext:value-type="string">
            <text:p>Adafruit ItsyBitsy 32u4 3V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3675" calcext:value-type="float">
            <text:p>3675</text:p>
          </table:table-cell>
          <table:table-cell table:style-name="ce19" office:value-type="string" calcext:value-type="string">
            <text:p><text:a xlink:href="https://www.mouser.com/ProductDetail/485-3675" xlink:type="simple">https://www.mouser.com/ProductDetail/485-3675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Make sure to use the 3V version, not the 5V version!</text:p>
          </table:table-cell>
          <table:table-cell table:style-name="ce27" office:value-type="float" office:value="9.95" calcext:value-type="float">
            <text:p>$9.95</text:p>
          </table:table-cell>
          <table:table-cell table:style-name="ce30" table:formula="of:=9.95*5" office:value-type="float" office:value="49.75" calcext:value-type="float">
            <text:p>$49.75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W-003</text:p>
          </table:table-cell>
          <table:table-cell table:style-name="ce11" office:value-type="string" calcext:value-type="string">
            <text:p>Molex Cable for Sensor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15134-0802</text:p>
          </table:table-cell>
          <table:table-cell table:style-name="ce19" office:value-type="string" calcext:value-type="string">
            <text:p><text:a xlink:href="https://www.mouser.com/ProductDetail/538-15134-0802" xlink:type="simple">https://www.mouser.com/ProductDetail/538-15134-0802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50mm long, plugs into PIN-008</text:p>
          </table:table-cell>
          <table:table-cell table:style-name="ce27" office:value-type="float" office:value="5.34" calcext:value-type="float">
            <text:p>$5.34</text:p>
          </table:table-cell>
          <table:table-cell table:style-name="ce30" table:formula="of:=5.13*5" office:value-type="float" office:value="25.65" calcext:value-type="float">
            <text:p>$25.65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W-004</text:p>
          </table:table-cell>
          <table:table-cell table:style-name="ce10" office:value-type="string" calcext:value-type="string">
            <text:p>Pololu 5V Boost Converter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U1V11F5</text:p>
          </table:table-cell>
          <table:table-cell table:style-name="ce19" office:value-type="string" calcext:value-type="string">
            <text:p><text:a xlink:href="https://www.pololu.com/product/2562" xlink:type="simple">https://www.pololu.com/product/2562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Required because the Honeywell sensor needs 5V power, but uses 3.3V logic</text:p>
          </table:table-cell>
          <table:table-cell table:style-name="ce27" table:formula="of:=4.95" office:value-type="float" office:value="4.95" calcext:value-type="float">
            <text:p>$4.95</text:p>
          </table:table-cell>
          <table:table-cell table:style-name="ce30" table:formula="of:=4.25*5" office:value-type="float" office:value="21.25" calcext:value-type="float">
            <text:p>$21.25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W-005</text:p>
          </table:table-cell>
          <table:table-cell table:style-name="ce11" office:value-type="string" calcext:value-type="string">
            <text:p>Adafruit LiPo/Lion Backpack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124" calcext:value-type="float">
            <text:p>2124</text:p>
          </table:table-cell>
          <table:table-cell table:style-name="ce19" office:value-type="string" calcext:value-type="string">
            <text:p><text:a xlink:href="https://www.mouser.com/ProductDetail/Adafruit/2124?qs=%2fha2pyFaduidPXPXSuFTA9q4iTd5crFTxW0K5NsdK7fS4cbO1U1Qng%3d%3d" xlink:type="simple">https://www.mouser.com/ProductDetail/Adafruit/2124?qs=%2fha2pyFaduidPXPXSuFTA9q4iTd5crFTxW0K5NsdK7fS4cbO1U1Qng%3d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3" office:value-type="string" calcext:value-type="string">
            <text:p>Extra work: cut power switch trace, bridge 0.5A charging pads</text:p>
          </table:table-cell>
          <table:table-cell table:style-name="ce27" office:value-type="float" office:value="4.95" calcext:value-type="float">
            <text:p>$4.95</text:p>
          </table:table-cell>
          <table:table-cell table:style-name="ce30" table:formula="of:=[.I8]*5" office:value-type="float" office:value="24.75" calcext:value-type="float">
            <text:p>$24.75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W-006</text:p>
          </table:table-cell>
          <table:table-cell table:style-name="ce11" office:value-type="string" calcext:value-type="string">
            <text:p>1200mAh LiPoly Battery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58" calcext:value-type="float">
            <text:p>258</text:p>
          </table:table-cell>
          <table:table-cell table:style-name="ce19" office:value-type="string" calcext:value-type="string">
            <text:p><text:a xlink:href="https://www.mouser.com/ProductDetail/Adafruit/258?qs=sGAEpiMZZMu%252bmKbOcEVhFQfi8wYXkauJJYM7OPCgx5%252bc1wfFw%252bHLgg%3d%3d" xlink:type="simple">https://www.mouser.com/ProductDetail/Adafruit/258?qs=sGAEpiMZZMu%252bmKbOcEVhFQfi8wYXkauJJYM7OPCgx5%252bc1wfFw%252bHLgg%3d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4"/>
          <table:table-cell table:style-name="ce27" office:value-type="float" office:value="9.95" calcext:value-type="float">
            <text:p>$9.95</text:p>
          </table:table-cell>
          <table:table-cell table:style-name="ce30" table:formula="of:=[.I9]*5" office:value-type="float" office:value="49.75" calcext:value-type="float">
            <text:p>$49.75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HW-007</text:p>
          </table:table-cell>
          <table:table-cell table:style-name="ce10" office:value-type="string" calcext:value-type="string">
            <text:p>NeoPixel Ring, 24, RGB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1586" calcext:value-type="float">
            <text:p>1586</text:p>
          </table:table-cell>
          <table:table-cell table:style-name="ce19" office:value-type="string" calcext:value-type="string">
            <text:p><text:a xlink:href="https://www.mouser.com/ProductDetail/Adafruit/1586?qs=sGAEpiMZZMsMyYRRhGMFNsZX0NweIHLslsanHhsaRAM%3d" xlink:type="simple">https://www.mouser.com/ProductDetail/Adafruit/1586?qs=sGAEpiMZZMsMyYRRhGMFNsZX0NweIHLslsanHhsaRAM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4"/>
          <table:table-cell table:style-name="ce27" office:value-type="float" office:value="16.96" calcext:value-type="float">
            <text:p>$16.96</text:p>
          </table:table-cell>
          <table:table-cell table:style-name="ce30" table:formula="of:=[.I10]*5" office:value-type="float" office:value="84.8" calcext:value-type="float">
            <text:p>$84.80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PIN-001</text:p>
          </table:table-cell>
          <table:table-cell table:style-name="ce11" office:value-type="string" calcext:value-type="string">
            <text:p>Female headers, 5-up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929984-01-05-RK</text:p>
          </table:table-cell>
          <table:table-cell table:style-name="ce19" office:value-type="string" calcext:value-type="string">
            <text:p><text:a xlink:href="https://www.mouser.com/ProductDetail/3M-Electronic-Solutions-Division/929984-01-05-RK?qs=sGAEpiMZZMs%252bGHln7q6pm%252bCiuHjnbsudiBj2IHqxPCQ%3d" xlink:type="simple">https://www.mouser.com/ProductDetail/3M-Electronic-Solutions-Division/929984-01-05-RK?qs=sGAEpiMZZMs%252bGHln7q6pm%252bCiuHjnbsudiBj2IHqxPCQ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ItsyBitsy Top Row</text:p>
          </table:table-cell>
          <table:table-cell table:style-name="ce27" office:value-type="float" office:value="1.52" calcext:value-type="float">
            <text:p>$1.52</text:p>
          </table:table-cell>
          <table:table-cell table:style-name="ce30" table:formula="of:=1.37*5" office:value-type="float" office:value="6.85" calcext:value-type="float">
            <text:p>$6.85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PIN-002</text:p>
          </table:table-cell>
          <table:table-cell table:style-name="ce11" office:value-type="string" calcext:value-type="string">
            <text:p>Female headers, 14-up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929984-01-14-RK</text:p>
          </table:table-cell>
          <table:table-cell table:style-name="ce19" office:value-type="string" calcext:value-type="string">
            <text:p><text:a xlink:href="https://www.mouser.com/ProductDetail/3M-Electronic-Solutions-Division/929984-01-14-RK?qs=sGAEpiMZZMuoKMwz1H0S3v4KDwZ2C5DW" xlink:type="simple">https://www.mouser.com/ProductDetail/3M-Electronic-Solutions-Division/929984-01-14-RK?qs=sGAEpiMZZMuoKMwz1H0S3v4KDwZ2C5DW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ItsyBitsy Side Rows</text:p>
          </table:table-cell>
          <table:table-cell table:style-name="ce27" office:value-type="float" office:value="2.29" calcext:value-type="float">
            <text:p>$2.29</text:p>
          </table:table-cell>
          <table:table-cell table:style-name="ce30" table:formula="of:=2.08*5" office:value-type="float" office:value="10.4" calcext:value-type="float">
            <text:p>$10.40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PIN-003</text:p>
          </table:table-cell>
          <table:table-cell table:style-name="ce10" office:value-type="string" calcext:value-type="string">
            <text:p>Female headers, 4-up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929984-01-04</text:p>
          </table:table-cell>
          <table:table-cell table:style-name="ce19" office:value-type="string" calcext:value-type="string">
            <text:p><text:a xlink:href="https://www.mouser.com/ProductDetail/3M-Electronic-Solutions-Division/929984-01-04?qs=sGAEpiMZZMs%252bGHln7q6pm6DQXoV0bF8f24hftwNKKsQ%3d" xlink:type="simple">https://www.mouser.com/ProductDetail/3M-Electronic-Solutions-Division/929984-01-04?qs=sGAEpiMZZMs%252bGHln7q6pm6DQXoV0bF8f24hftwNKKsQ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Boost Board Rail</text:p>
          </table:table-cell>
          <table:table-cell table:style-name="ce27" office:value-type="float" office:value="1.52" calcext:value-type="float">
            <text:p>$1.52</text:p>
          </table:table-cell>
          <table:table-cell table:style-name="ce30" table:formula="of:=1.47*5" office:value-type="float" office:value="7.35" calcext:value-type="float">
            <text:p>$7.35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PIN-004</text:p>
          </table:table-cell>
          <table:table-cell table:style-name="ce10" office:value-type="string" calcext:value-type="string">
            <text:p>Female headers, 3-up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929870-01-03-RA</text:p>
          </table:table-cell>
          <table:table-cell table:style-name="ce19" office:value-type="string" calcext:value-type="string">
            <text:p><text:a xlink:href="https://www.mouser.com/ProductDetail/3M-Electronic-Solutions-Division/929870-01-03-RA?qs=sGAEpiMZZMs%252bGHln7q6pm%252bCiuHjnbsudAu2Q1PNnZhc%3d" xlink:type="simple">https://www.mouser.com/ProductDetail/3M-Electronic-Solutions-Division/929870-01-03-RA?qs=sGAEpiMZZMs%252bGHln7q6pm%252bCiuHjnbsudAu2Q1PNnZhc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LiPo Charger Rail 1</text:p>
          </table:table-cell>
          <table:table-cell table:style-name="ce27" office:value-type="float" office:value="0.65" calcext:value-type="float">
            <text:p>$0.65</text:p>
          </table:table-cell>
          <table:table-cell table:style-name="ce30" table:formula="of:=0.601*5" office:value-type="float" office:value="3.005" calcext:value-type="float">
            <text:p>$3.01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PIN-005</text:p>
          </table:table-cell>
          <table:table-cell table:style-name="ce10" office:value-type="string" calcext:value-type="string">
            <text:p>Female headers, 2-up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929870-01-02-RB</text:p>
          </table:table-cell>
          <table:table-cell table:style-name="ce19" office:value-type="string" calcext:value-type="string">
            <text:p><text:a xlink:href="https://www.mouser.com/ProductDetail/3M-Electronic-Solutions-Division/929870-01-02-RB?qs=sGAEpiMZZMs%252bGHln7q6pm52Y7K%2fp4upydqZtfFm4%2fiM%3d" xlink:type="simple">https://www.mouser.com/ProductDetail/3M-Electronic-Solutions-Division/929870-01-02-RB?qs=sGAEpiMZZMs%252bGHln7q6pm52Y7K%2fp4upydqZtfFm4%2fiM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LiPo Charger / Power Rail</text:p>
          </table:table-cell>
          <table:table-cell table:style-name="ce27" office:value-type="float" office:value="0.55" calcext:value-type="float">
            <text:p>$0.55</text:p>
          </table:table-cell>
          <table:table-cell table:style-name="ce30" table:formula="of:=0.505*5" office:value-type="float" office:value="2.525" calcext:value-type="float">
            <text:p>$2.53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PIN-006a</text:p>
          </table:table-cell>
          <table:table-cell table:style-name="ce11" office:value-type="string" calcext:value-type="string">
            <text:p>Female tall headers, 4-up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929974-01-04-RK</text:p>
          </table:table-cell>
          <table:table-cell table:style-name="ce19" office:value-type="string" calcext:value-type="string">
            <text:p><text:a xlink:href="https://www.mouser.com/ProductDetail/3M-Electronic-Solutions-Division/929974-01-04-RK?qs=sGAEpiMZZMs%252bGHln7q6pm5kQYPVYsta4R%2fv5D82RpOI%3d" xlink:type="simple">https://www.mouser.com/ProductDetail/3M-Electronic-Solutions-Division/929974-01-04-RK?qs=sGAEpiMZZMs%252bGHln7q6pm5kQYPVYsta4R%2fv5D82RpOI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For hacker I/O pins (4 digital, 4 analog)</text:p>
          </table:table-cell>
          <table:table-cell table:style-name="ce27" office:value-type="float" office:value="1.41" calcext:value-type="float">
            <text:p>$1.41</text:p>
          </table:table-cell>
          <table:table-cell table:style-name="ce30" table:formula="of:=1.28*5" office:value-type="float" office:value="6.4" calcext:value-type="float">
            <text:p>$6.40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PIN-006b</text:p>
          </table:table-cell>
          <table:table-cell table:style-name="ce11" office:value-type="string" calcext:value-type="string">
            <text:p>Female tall headers, 2-up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929974-01-02-RK</text:p>
          </table:table-cell>
          <table:table-cell table:style-name="ce19" office:value-type="string" calcext:value-type="string">
            <text:p><text:a xlink:href="https://www.mouser.com/ProductDetail/3M-Electronic-Solutions-Division/929974-01-02-RK?qs=neFkstNq%252b6FuW0Y8vfy42g%3d%3d" xlink:type="simple">https://www.mouser.com/ProductDetail/3M-Electronic-Solutions-Division/929974-01-02-RK?qs=neFkstNq%252b6FuW0Y8vfy42g%3d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For hacker power pins</text:p>
          </table:table-cell>
          <table:table-cell table:style-name="ce27" office:value-type="float" office:value="1.37" calcext:value-type="float">
            <text:p>$1.37</text:p>
          </table:table-cell>
          <table:table-cell table:style-name="ce27" table:formula="of:=1.2*5" office:value-type="float" office:value="6" calcext:value-type="float">
            <text:p>$6.00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PIN-007</text:p>
          </table:table-cell>
          <table:table-cell table:style-name="ce11" office:value-type="string" calcext:value-type="string">
            <text:p>Male headers, low-profile, 32-up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50-80-164-00-019101</text:p>
          </table:table-cell>
          <table:table-cell table:style-name="ce19" office:value-type="string" calcext:value-type="string">
            <text:p><text:a xlink:href="https://www.mouser.com/ProductDetail/Preci-dip/350-80-164-00-019101?qs=%2fha2pyFadugBMnsflewH%2fWReSWYmwK1pzVDXfR1NsZNI5FglmC10UL3Pfs83T6Ef" xlink:type="simple">https://www.mouser.com/ProductDetail/Preci-dip/350-80-164-00-019101?qs=%2fha2pyFadugBMnsflewH%2fWReSWYmwK1pzVDXfR1NsZNI5FglmC10UL3Pfs83T6Ef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3mm headers, 1.9mm plastic part. Only used for ItsyBitsy.</text:p>
          </table:table-cell>
          <table:table-cell table:style-name="ce27" office:value-type="float" office:value="6.25" calcext:value-type="float">
            <text:p>$6.25</text:p>
          </table:table-cell>
          <table:table-cell table:style-name="ce30" table:formula="of:=5.99*5" office:value-type="float" office:value="29.95" calcext:value-type="float">
            <text:p>$29.95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PIN-008</text:p>
          </table:table-cell>
          <table:table-cell table:style-name="ce10" office:value-type="string" calcext:value-type="string">
            <text:p>Molex Board-mount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53047-0810</text:p>
          </table:table-cell>
          <table:table-cell table:style-name="ce19" office:value-type="string" calcext:value-type="string">
            <text:p><text:a xlink:href="https://www.mouser.com/ProductDetail/Molex/53047-0810?qs=%2fha2pyFadugH%252blmxmkk6BksvaQ8XpsCjgKjAG9HkdhA%3d" xlink:type="simple">https://www.mouser.com/ProductDetail/Molex/53047-0810?qs=%2fha2pyFadugH%252blmxmkk6BksvaQ8XpsCjgKjAG9HkdhA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Pico-blade, 1.25mm Pitch</text:p>
          </table:table-cell>
          <table:table-cell table:style-name="ce27" table:formula="of:=0.79" office:value-type="float" office:value="0.79" calcext:value-type="float">
            <text:p>$0.79</text:p>
          </table:table-cell>
          <table:table-cell table:style-name="ce30" table:formula="of:=0.646*5" office:value-type="float" office:value="3.23" calcext:value-type="float">
            <text:p>$3.23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BUT-001</text:p>
          </table:table-cell>
          <table:table-cell table:style-name="ce10" office:value-type="string" calcext:value-type="string">
            <text:p>Mode Toggle Button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3F-1000</text:p>
          </table:table-cell>
          <table:table-cell table:style-name="ce19" office:value-type="string" calcext:value-type="string">
            <text:p><text:a xlink:href="https://www.mouser.com/ProductDetail/Omron-Electronics/B3F-1000?qs=lK7M36XCk6JQHckSc1xIsg%3D%3D" xlink:type="simple">https://www.mouser.com/ProductDetail/Omron-Electronics/B3F-1000?qs=lK7M36XCk6JQHckSc1xIsg%3D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Momentary</text:p>
          </table:table-cell>
          <table:table-cell table:style-name="ce27" office:value-type="float" office:value="0.25" calcext:value-type="float">
            <text:p>$0.25</text:p>
          </table:table-cell>
          <table:table-cell table:style-name="ce27" table:formula="of:=0.248*5" office:value-type="float" office:value="1.24" calcext:value-type="float">
            <text:p>$1.24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BUT-002</text:p>
          </table:table-cell>
          <table:table-cell table:style-name="ce10" office:value-type="string" calcext:value-type="string">
            <text:p>On/Off PWR Switch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EG1218</text:p>
          </table:table-cell>
          <table:table-cell table:style-name="ce19" office:value-type="string" calcext:value-type="string">
            <text:p><text:a xlink:href="https://www.mouser.com/ProductDetail/E-Switch/EG1218?qs=sGAEpiMZZMtHXLepoqNyVZDOWY7elTCOE4MJ3sXRkSs%3d" xlink:type="simple">https://www.mouser.com/ProductDetail/E-Switch/EG1218?qs=sGAEpiMZZMtHXLepoqNyVZDOWY7elTCOE4MJ3sXRkSs%3d</text:a>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22" office:value-type="string" calcext:value-type="string">
            <text:p>Slider</text:p>
          </table:table-cell>
          <table:table-cell table:style-name="ce27" office:value-type="float" office:value="0.67" calcext:value-type="float">
            <text:p>$0.67</text:p>
          </table:table-cell>
          <table:table-cell table:style-name="ce27" table:formula="of:=0.644*5" office:value-type="float" office:value="3.22" calcext:value-type="float">
            <text:p>$3.22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5"/>
          <table:table-cell table:number-columns-repeated="2"/>
          <table:table-cell table:style-name="ce16"/>
          <table:table-cell table:number-columns-repeated="2"/>
          <table:table-cell table:style-name="ce25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PCB-001</text:p>
          </table:table-cell>
          <table:table-cell table:style-name="ce12" office:value-type="string" calcext:value-type="string">
            <text:p>Order through OSHPark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<text:a xlink:href="https://oshpark.com/shared_projects/p7LVxjU8" xlink:type="simple">https://oshpark.com/shared_projects/p7LVxjU8</text:a></text:p>
          </table:table-cell>
          <table:table-cell table:style-name="ce12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It should be possible to order sets of 3 through this link (MOQ 3)</text:p>
          </table:table-cell>
          <table:table-cell table:style-name="ce27" table:formula="of:=87.3/9" office:value-type="float" office:value="9.7" calcext:value-type="float">
            <text:p>$9.70</text:p>
          </table:table-cell>
          <table:table-cell table:style-name="ce30" table:formula="of:=[.I23]*2" office:value-type="float" office:value="19.4" calcext:value-type="float">
            <text:p>$19.40</text:p>
          </table:table-cell>
          <table:table-cell/>
          <table:table-cell table:style-name="ce7"/>
          <table:table-cell table:number-columns-repeated="1012"/>
        </table:table-row>
        <table:table-row table:style-name="ro2">
          <table:table-cell/>
          <table:table-cell table:style-name="ce7" table:number-columns-repeated="5"/>
          <table:table-cell table:number-columns-repeated="2"/>
          <table:table-cell table:style-name="ce27"/>
          <table:table-cell/>
          <table:table-cell table:style-name="ce7"/>
          <table:table-cell table:style-name="ce8"/>
          <table:table-cell table:number-columns-repeated="1012"/>
        </table:table-row>
        <table:table-row table:style-name="ro2">
          <table:table-cell/>
          <table:table-cell table:style-name="ce8"/>
          <table:table-cell table:style-name="ce13"/>
          <table:table-cell table:number-columns-repeated="5"/>
          <table:table-cell table:style-name="ce28" office:value-type="string" calcext:value-type="string">
            <text:p>Total (1 unit)</text:p>
          </table:table-cell>
          <table:table-cell table:style-name="ce8" office:value-type="string" calcext:value-type="string">
            <text:p>Total (5)</text:p>
          </table:table-cell>
          <table:table-cell/>
          <table:table-cell table:style-name="ce32"/>
          <table:table-cell table:number-columns-repeated="1012"/>
        </table:table-row>
        <table:table-row table:style-name="ro2">
          <table:table-cell table:number-columns-repeated="2"/>
          <table:table-cell table:style-name="ce13"/>
          <table:table-cell table:number-columns-repeated="5"/>
          <table:table-cell table:style-name="ce29" table:formula="of:=SUM([.I4:.I23])" office:value-type="float" office:value="112.03" calcext:value-type="float">
            <text:p>$112.03</text:p>
          </table:table-cell>
          <table:table-cell table:style-name="ce29" table:formula="of:=SUM([.J4:.J23])" office:value-type="float" office:value="494.82" calcext:value-type="float">
            <text:p>$494.82</text:p>
          </table:table-cell>
          <table:table-cell/>
          <table:table-cell table:style-name="ce33"/>
          <table:table-cell table:number-columns-repeated="1012"/>
        </table:table-row>
        <table:table-row table:style-name="ro2">
          <table:table-cell table:number-columns-repeated="2"/>
          <table:table-cell table:style-name="ce13"/>
          <table:table-cell table:number-columns-repeated="6"/>
          <table:table-cell table:style-name="ce31" office:value-type="string" calcext:value-type="string">
            <text:p>-&gt;</text:p>
          </table:table-cell>
          <table:table-cell table:style-name="ce30" table:formula="of:=[.J26]/5" office:value-type="float" office:value="98.964" calcext:value-type="float">
            <text:p>$98.96</text:p>
          </table:table-cell>
          <table:table-cell table:style-name="ce8" office:value-type="string" calcext:value-type="string">
            <text:p>each, at MOQ 5</text:p>
          </table:table-cell>
          <table:table-cell table:number-columns-repeated="1012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5" meta:object-count="0"/>
    <meta:generator>LibreOfficeDev/6.0.5.2$Linux_X86_64 LibreOffice_project/</meta:generator>
  </office:meta>
</office:document-meta>
</file>